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996000006A2C21FCB65.svm" manifest:media-type=""/>
  <manifest:file-entry manifest:full-path="Pictures/2000000100000B120000011CFCA1C775.svm" manifest:media-type=""/>
  <manifest:file-entry manifest:full-path="Pictures/200000010000023B000005C7D8812EA7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|c|c|c|c|}&#10;\cline{2-5}&#10;&amp;1&amp;&amp;&amp;\\&#10;\cline{2-5}&#10;&amp;&amp;1&amp;1&amp;\\&#10;\cline{2-5}&#10;&amp;&amp;1&amp;1&amp;\\&#10;\cline{2-5}&#10;&amp;&amp;&amp;1&amp;1\\&#10;\cline{2-5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latex§\begin{table}&#10;\begin{tabular}{c}&#10;\overline{w}\overline{x}\\&#10;\overline{w} x\\&#10;$wx$\\&#10;$w$ \overline{x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latex§\begin{table}&#10;\begin{tabular}{cccc}&#10;\overline{y}\overline{z} &amp; \overline{y} z &amp; $yz$ &amp; $y$ \overline{z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xml:id="id6" draw:id="id6" draw:layer="layout" svg:width="3.434cm" svg:height="2.376cm" svg:x="2.794cm" svg:y="0.992cm">
          <draw:image xlink:href="Pictures/2000000100000996000006A2C21FCB65.svm" xlink:type="simple" xlink:show="embed" xlink:actuate="onLoad">
            <text:p/>
          </draw:image>
          <draw:glue-point draw:id="4" svg:x="-3.89cm" svg:y="-2.76cm"/>
        </draw:frame>
        <draw:frame draw:style-name="gr2" draw:text-style-name="P1" draw:layer="layout" svg:width="0.798cm" svg:height="2.069cm" svg:x="1.905cm" svg:y="1.119cm">
          <draw:image xlink:href="Pictures/200000010000023B000005C7D8812EA7.svm" xlink:type="simple" xlink:show="embed" xlink:actuate="onLoad">
            <text:p/>
          </draw:image>
        </draw:frame>
        <draw:frame draw:style-name="gr3" draw:text-style-name="P1" draw:layer="layout" svg:width="2.921cm" svg:height="0.396cm" svg:x="3.091cm" svg:y="0.508cm">
          <draw:image xlink:href="Pictures/2000000100000B120000011CFCA1C775.svm" xlink:type="simple" xlink:show="embed" xlink:actuate="onLoad">
            <text:p/>
          </draw:image>
        </draw:frame>
        <draw:custom-shape draw:style-name="gr4" draw:text-style-name="P1" xml:id="id2" draw:id="id2" draw:layer="layout" svg:width="1.397cm" svg:height="1.143cm" svg:x="3.81cm" svg:y="1.651cm">
          <draw:glue-point draw:id="4" svg:x="-4.996cm" svg:y="2.782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xml:id="id3" draw:id="id3" draw:layer="layout" svg:width="1.1cm" svg:height="0.469cm" svg:x="6.558cm" svg:y="3.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xml:id="id1" draw:id="id1" draw:layer="layout" svg:width="0.59cm" svg:height="0.469cm" svg:x="2.921cm" svg:y="3.72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6" draw:text-style-name="P1" draw:layer="layout" draw:type="curve" svg:x1="3.216cm" svg:y1="3.722cm" svg:x2="3.811cm" svg:y2="2.539cm" draw:start-shape="id1" draw:start-glue-point="0" draw:end-shape="id2" draw:end-glue-point="4" svg:d="m3216 3722c0-789 198-1183 595-1183">
          <text:p/>
        </draw:connector>
        <draw:connector draw:style-name="gr6" draw:text-style-name="P1" draw:layer="layout" draw:type="curve" svg:x1="7.108cm" svg:y1="3.81cm" svg:x2="6.096cm" svg:y2="2.984cm" draw:start-shape="id3" draw:start-glue-point="0" draw:end-shape="id4" draw:end-glue-point="1" svg:d="m7108 3810c0-551-337-826-1012-826">
          <text:p/>
        </draw:connector>
        <draw:frame draw:style-name="gr5" draw:layer="layout" svg:width="6.186cm" svg:height="0.508cm" svg:x="1.27cm" svg:y="4.69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4" draw:text-style-name="P1" xml:id="id4" draw:id="id4" draw:layer="layout" svg:width="1.397cm" svg:height="0.635cm" svg:x="4.699cm" svg:y="2.6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xml:id="id5" draw:id="id5" draw:layer="layout" svg:width="1.394cm" svg:height="0.469cm" svg:x="0.638cm" svg:y="3.72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6" draw:text-style-name="P1" draw:layer="layout" draw:type="curve" draw:line-skew="0cm -1.477cm 2.987cm" svg:x1="2.032cm" svg:y1="3.956cm" svg:x2="3.176cm" svg:y2="1.525cm" draw:start-shape="id5" draw:start-glue-point="1" draw:end-shape="id6" draw:end-glue-point="4" svg:d="m2032 3956c750 0 500-742 796-742s272-1689 348-16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20T19:16:56</dc:date>
    <dc:creator>kkk </dc:creator>
    <meta:generator>LibreOffice/3.3$Linux LibreOffice_project/330m19$Build-401</meta:generator>
    <meta:editing-duration>PT2H57M25S</meta:editing-duration>
    <meta:editing-cycles>13</meta:editing-cycles>
    <meta:document-statistic meta:object-count="12"/>
  </office:meta>
</office:document-meta>
</file>

<file path=Object 1/content.xml><?xml version="1.0" encoding="utf-8"?>
<math xmlns="http://www.w3.org/1998/Math/MathML">
  <semantics>
    <mrow>
      <mi>w</mi>
      <mover accent="true">
        <mi>x</mi>
        <mo>¯</mo>
      </mover>
      <mi>y</mi>
    </mrow>
    <annotation encoding="StarMath 5.0">w overline{x} y</annotation>
  </semantics>
</math>
</file>

<file path=Object 2/content.xml><?xml version="1.0" encoding="utf-8"?>
<math xmlns="http://www.w3.org/1998/Math/MathML">
  <semantics>
    <mi mathvariant="italic">xz</mi>
    <annotation encoding="StarMath 5.0">xz</annotation>
  </semantics>
</math>
</file>

<file path=Object 3/content.xml><?xml version="1.0" encoding="utf-8"?>
<math xmlns="http://www.w3.org/1998/Math/MathML">
  <semantics>
    <mrow>
      <mi>F</mi>
      <mrow>
        <mrow>
          <mo stretchy="false">(</mo>
          <mrow>
            <mi>w</mi>
            <mi>,</mi>
            <mi>x</mi>
            <mi>,</mi>
            <mi>y</mi>
            <mi>,</mi>
            <mi>z</mi>
          </mrow>
          <mo stretchy="false">)</mo>
        </mrow>
        <mo stretchy="false">=</mo>
        <mover accent="true">
          <mi>w</mi>
          <mo>¯</mo>
        </mover>
      </mrow>
      <mover accent="true">
        <mi>x</mi>
        <mo>¯</mo>
      </mover>
      <mover accent="true">
        <mi>y</mi>
        <mo>¯</mo>
      </mover>
      <mrow>
        <mrow>
          <mover accent="true">
            <mi>z</mi>
            <mo>¯</mo>
          </mover>
          <mo stretchy="false">+</mo>
          <mi mathvariant="italic">xz</mi>
        </mrow>
        <mo stretchy="false">+</mo>
        <mi>w</mi>
      </mrow>
      <mover accent="true">
        <mi>x</mi>
        <mo>¯</mo>
      </mover>
      <mi>y</mi>
    </mrow>
    <annotation encoding="StarMath 5.0">F(w,x,y,z)=overline{w} overline{x} overline{y} overline{z}+ xz + w overline{x} y</annotation>
  </semantics>
</math>
</file>

<file path=Object 4/content.xml><?xml version="1.0" encoding="utf-8"?>
<math xmlns="http://www.w3.org/1998/Math/MathML">
  <semantics>
    <mrow>
      <mover accent="true">
        <mi>w</mi>
        <mo>¯</mo>
      </mover>
      <mover accent="true">
        <mi>x</mi>
        <mo>¯</mo>
      </mover>
      <mover accent="true">
        <mi>y</mi>
        <mo>¯</mo>
      </mover>
      <mover accent="true">
        <mi>z</mi>
        <mo>¯</mo>
      </mover>
    </mrow>
    <annotation encoding="StarMath 5.0">overline{w} overline{x} overline{y} overline{z}</annotation>
  </semantics>
</math>
</file>